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5e7" officeooo:paragraph-rsid="001fa5e7"/>
    </style:style>
    <style:style style:name="P2" style:family="paragraph" style:parent-style-name="Standard">
      <style:text-properties officeooo:rsid="002016b4" officeooo:paragraph-rsid="002016b4"/>
    </style:style>
    <style:style style:name="P3" style:family="paragraph" style:parent-style-name="Standard">
      <style:text-properties officeooo:rsid="002046e4" officeooo:paragraph-rsid="002046e4"/>
    </style:style>
    <style:style style:name="P4" style:family="paragraph" style:parent-style-name="Standard">
      <style:text-properties officeooo:rsid="00228682" officeooo:paragraph-rsid="00228682"/>
    </style:style>
    <style:style style:name="P5" style:family="paragraph" style:parent-style-name="Standard">
      <style:text-properties officeooo:rsid="0023113e" officeooo:paragraph-rsid="0023113e"/>
    </style:style>
    <style:style style:name="T1" style:family="text">
      <style:text-properties officeooo:rsid="002046e4"/>
    </style:style>
    <style:style style:name="T2" style:family="text">
      <style:text-properties officeooo:rsid="0021a2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s</text:p>
      <text:p text:style-name="P1">This report is a writeup of my security tests on client-side and server-side code for Tufts University's Comp 20 Assignment 2 and Assignment 3. The client side component of this code consists of an application which determines a user's geolocation, reports that location to a server, and displays that users location on a map along with other users/landmarks received from the server. The server side component contains 2 API that can be used to interact with stored data as well as a web page that displays data. The server-side has been examined far more in depth than the clientside code. This is because the methods of attack on the server are of a broader scope than those used to attack the client. This in turn makes examining those vulnerabilities more valuable. </text:p>
      <text:p text:style-name="P3">TODO: Add hyperlink to server</text:p>
      <text:p text:style-name="P1"/>
      <text:p text:style-name="P1">Methodology</text:p>
      <text:p text:style-name="P1">Testing for this application was performed in two steps. First, I performed black box testing which involved attacking the server without having an internal understanding of how it actually was coded. After that, I looks through the source code in order to make more targeted attacks on the server. This distinction did not exist of my <text:span text:style-name="T1">examination</text:span> of client side code because no aspect of it is ever hidden from the user. </text:p>
      <text:p text:style-name="P2"/>
      <text:p text:style-name="P2">The primary tool used was curl and a modern web browser. Curl was used, in conjunction with a bash script to allow easy reuse and modification of commands, to send post requests to the server. A web browser was used to visualize the impact of those commands as well as send get requests. I considered using more advanced tools such as Tamper; however, I eventually deemed these tools unnecessary because there were no cookies being sent back to the server (the only way to interact with the server is with get/post requests). </text:p>
      <text:p text:style-name="P1"/>
      <text:p text:style-name="P1">Abstract of Findings</text:p>
      <text:p text:style-name="P3">Overall, the security of the web server was very poor. This can be traced back to two fundamental issues: blindly trusting user input and inherent vulnerabilities in the database used. </text:p>
      <text:p text:style-name="P3"/>
      <text:p text:style-name="P3">Trusting and not sanitizing user input allowed for two types of attacks, both being enabled by cross site scripting. This first of these is generic data-theft from local storage/cookies; while I did not setup the full infrastructure needed to collect data, I was able to display a threatening message containing user location data. <text:s/>With further work, it would have been trivial to actually send this data to a server. </text:p>
      <text:p text:style-name="P1"/>
      <text:p text:style-name="P3">The second of these attacks was phishing. <text:span text:style-name="T2">Phishing is a malicious attempt to acquire user information by posing as a legitimate figure. </text:span>This was done by modifying the entire web page to prompt the user to send personally identifying information to a legitimate email address. Although the web page is not <text:span text:style-name="T2">currently </text:span>con<text:span text:style-name="T2">vincing, it is certainly possible to create a more realistic web page. This style of attack could easily compromise personal information of ignorant users. </text:span></text:p>
      <text:p text:style-name="P3"/>
      <text:p text:style-name="P4">The final attack used MongoDB query injection to obtain all data stored on the server. This security, while not critical, would still open up user information to a malicious entity. </text:p>
      <text:p text:style-name="P4"/>
      <text:p text:style-name="P1">Issues Found</text:p>
      <text:p text:style-name="P1"/>
      <text:p text:style-name="P5">First Issue: Phishing Vulnerability through Cross Site Script</text:p>
      <text:p text:style-name="P5">Issue: I used the post interface of the server to inject malicious javascript which uses the document object model to replace the entire webpage with a message telling the user that they need to reset their password by emailing a real looking, but still controlled by me, email address. See the image below for <text:soft-page-break/>an example of this prompt</text:p>
      <text:p text:style-name="P5"/>
      <text:p text:style-name="P5"/>
      <text:p text:style-name="P5"/>
      <text:p text:style-name="P5"/>
      <text:p text:style-name="P1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6-04-28T20:43:41.849281795</meta:creation-date>
    <dc:date>2016-04-28T22:42:24.433042884</dc:date>
    <dc:creator>jeremy </dc:creator>
    <meta:editing-duration>PT1H12M9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2" meta:paragraph-count="15" meta:word-count="580" meta:character-count="3471" meta:non-whitespace-character-count="2898"/>
  </office:meta>
</office:document-meta>
</file>